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259b1" officeooo:paragraph-rsid="000259b1" style:font-size-asian="15pt" style:font-weight-asian="bold" style:font-size-complex="15pt" style:font-weight-complex="bold"/>
    </style:style>
    <style:style style:name="P2"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2b083" officeooo:paragraph-rsid="0012b083"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1pt" style:text-underline-style="none" fo:font-weight="normal" officeooo:rsid="000259b1" officeooo:paragraph-rsid="000259b1"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fo:font-size="11pt" style:text-underline-style="none" fo:font-weight="normal" officeooo:rsid="0003c23a" officeooo:paragraph-rsid="0003c23a"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fo:font-size="11pt" style:text-underline-style="none" fo:font-weight="normal" officeooo:rsid="000d660b" officeooo:paragraph-rsid="000d660b"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fo:font-size="11pt" style:text-underline-style="none" fo:font-weight="normal" officeooo:rsid="000c07c0" officeooo:paragraph-rsid="000c07c0" style:font-size-asian="9.60000038146973pt" style:font-weight-asian="normal" style:font-size-complex="11pt" style:font-weight-complex="normal"/>
    </style:style>
    <style:style style:name="P7" style:family="paragraph" style:parent-style-name="Standard">
      <style:paragraph-properties fo:text-align="start" style:justify-single-word="false"/>
      <style:text-properties fo:font-size="11pt" style:text-underline-style="none" fo:font-weight="normal" officeooo:rsid="000d3766" officeooo:paragraph-rsid="000d3766"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fo:font-size="11pt" style:text-underline-style="none" fo:font-weight="normal" officeooo:rsid="000dcb5f" officeooo:paragraph-rsid="000dcb5f"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fo:font-size="11pt" style:text-underline-style="none" fo:font-weight="normal" officeooo:rsid="0010c92b" officeooo:paragraph-rsid="0010c92b"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fo:font-size="11pt" style:text-underline-style="none" fo:font-weight="normal" officeooo:rsid="001838bf" officeooo:paragraph-rsid="001838bf"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fo:font-size="11pt" style:text-underline-style="none" fo:font-weight="normal" officeooo:rsid="0018e06a" officeooo:paragraph-rsid="0018e06a"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fo:font-size="11pt" style:text-underline-style="none" fo:font-weight="normal" officeooo:rsid="00154def" officeooo:paragraph-rsid="00154def"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fo:font-size="11pt" style:text-underline-style="none" fo:font-weight="normal" officeooo:rsid="0012b083" officeooo:paragraph-rsid="0012b083" fo:background-color="#81d41a" style:font-size-asian="9.60000038146973pt" style:font-weight-asian="normal" style:font-size-complex="11pt" style:font-weight-complex="normal"/>
    </style:style>
    <style:style style:name="P14" style:family="paragraph" style:parent-style-name="Standard">
      <style:paragraph-properties fo:text-align="center" style:justify-single-word="false"/>
      <style:text-properties fo:font-size="11pt" style:text-underline-style="none" fo:font-weight="bold" officeooo:rsid="0012b083" officeooo:paragraph-rsid="0012b083" style:font-size-asian="9.60000038146973pt" style:font-weight-asian="bold" style:font-size-complex="11pt" style:font-weight-complex="bold"/>
    </style:style>
    <style:style style:name="P15" style:family="paragraph" style:parent-style-name="Standard">
      <style:paragraph-properties fo:text-align="start" style:justify-single-word="false"/>
      <style:text-properties fo:font-size="11pt" style:text-underline-style="none" fo:font-weight="bold" officeooo:rsid="00154def" officeooo:paragraph-rsid="00154def" style:font-size-asian="9.60000038146973pt" style:font-weight-asian="bold" style:font-size-complex="11pt" style:font-weight-complex="bold"/>
    </style:style>
    <style:style style:name="P16" style:family="paragraph" style:parent-style-name="Standard">
      <style:paragraph-properties fo:text-align="start" style:justify-single-word="false"/>
      <style:text-properties fo:font-size="11pt" style:text-underline-style="none" fo:font-weight="bold" officeooo:rsid="00154def" officeooo:paragraph-rsid="00154def" fo:background-color="#ffff00" style:font-size-asian="9.60000038146973pt" style:font-weight-asian="bold" style:font-size-complex="11pt" style:font-weight-complex="bold"/>
    </style:style>
    <style:style style:name="P17" style:family="paragraph" style:parent-style-name="Standard">
      <style:paragraph-properties fo:text-align="start" style:justify-single-word="false"/>
      <style:text-properties fo:font-size="11pt" style:text-underline-style="none" fo:font-weight="bold" officeooo:rsid="00154def" officeooo:paragraph-rsid="00258875" fo:background-color="#81d41a" style:font-size-asian="9.60000038146973pt" style:font-weight-asian="bold" style:font-size-complex="11pt" style:font-weight-complex="bold"/>
    </style:style>
    <style:style style:name="P18" style:family="paragraph" style:parent-style-name="Standard">
      <style:paragraph-properties fo:text-align="start" style:justify-single-word="false"/>
      <style:text-properties fo:font-size="11pt" style:text-underline-style="none" fo:font-weight="bold" officeooo:rsid="00154def" officeooo:paragraph-rsid="00154def" fo:background-color="#81d41a" style:font-size-asian="9.60000038146973pt" style:font-weight-asian="bold" style:font-size-complex="11pt" style:font-weight-complex="bold"/>
    </style:style>
    <style:style style:name="P19" style:family="paragraph" style:parent-style-name="Standard" style:list-style-name="L1">
      <style:paragraph-properties fo:text-align="start" style:justify-single-word="false"/>
      <style:text-properties fo:font-size="11pt" style:text-underline-style="none" fo:font-weight="normal" officeooo:rsid="000259b1" officeooo:paragraph-rsid="000259b1" style:font-size-asian="9.60000038146973pt" style:font-weight-asian="normal" style:font-size-complex="11pt" style:font-weight-complex="normal"/>
    </style:style>
    <style:style style:name="P20" style:family="paragraph" style:parent-style-name="Standard" style:list-style-name="L2">
      <style:paragraph-properties fo:text-align="start" style:justify-single-word="false"/>
      <style:text-properties fo:font-size="11pt" style:text-underline-style="none" fo:font-weight="normal" officeooo:rsid="0003c23a" officeooo:paragraph-rsid="0003c23a" style:font-size-asian="9.60000038146973pt" style:font-weight-asian="normal" style:font-size-complex="11pt" style:font-weight-complex="normal"/>
    </style:style>
    <style:style style:name="P21" style:family="paragraph" style:parent-style-name="Standard" style:list-style-name="L3">
      <style:paragraph-properties fo:text-align="start" style:justify-single-word="false"/>
      <style:text-properties fo:font-size="11pt" style:text-underline-style="none" fo:font-weight="normal" officeooo:rsid="000c07c0" officeooo:paragraph-rsid="000c07c0" style:font-size-asian="9.60000038146973pt" style:font-weight-asian="normal" style:font-size-complex="11pt" style:font-weight-complex="normal"/>
    </style:style>
    <style:style style:name="P22" style:family="paragraph" style:parent-style-name="Standard" style:list-style-name="L4">
      <style:paragraph-properties fo:text-align="start" style:justify-single-word="false"/>
      <style:text-properties fo:font-size="11pt" style:text-underline-style="none" fo:font-weight="normal" officeooo:rsid="000dcb5f" officeooo:paragraph-rsid="000dcb5f" style:font-size-asian="9.60000038146973pt" style:font-weight-asian="normal" style:font-size-complex="11pt" style:font-weight-complex="normal"/>
    </style:style>
    <style:style style:name="P23" style:family="paragraph" style:parent-style-name="Standard" style:list-style-name="L4">
      <style:paragraph-properties fo:text-align="start" style:justify-single-word="false"/>
      <style:text-properties fo:font-size="11pt" style:text-underline-style="none" fo:font-weight="normal" officeooo:rsid="000fc290" officeooo:paragraph-rsid="000fc290" style:font-size-asian="9.60000038146973pt" style:font-weight-asian="normal" style:font-size-complex="11pt" style:font-weight-complex="normal"/>
    </style:style>
    <style:style style:name="P24" style:family="paragraph" style:parent-style-name="Standard" style:list-style-name="L5">
      <style:paragraph-properties fo:text-align="start" style:justify-single-word="false"/>
      <style:text-properties fo:font-size="11pt" style:text-underline-style="none" fo:font-weight="normal" officeooo:rsid="0010c92b" officeooo:paragraph-rsid="0010c92b" style:font-size-asian="9.60000038146973pt" style:font-weight-asian="normal" style:font-size-complex="11pt" style:font-weight-complex="normal"/>
    </style:style>
    <style:style style:name="P25" style:family="paragraph" style:parent-style-name="Standard" style:list-style-name="L6">
      <style:paragraph-properties fo:text-align="start" style:justify-single-word="false"/>
      <style:text-properties fo:font-size="11pt" style:text-underline-style="none" fo:font-weight="normal" officeooo:rsid="0014d558" officeooo:paragraph-rsid="0014d558" style:font-size-asian="9.60000038146973pt" style:font-weight-asian="normal" style:font-size-complex="11pt" style:font-weight-complex="normal"/>
    </style:style>
    <style:style style:name="P26" style:family="paragraph" style:parent-style-name="Standard" style:list-style-name="L2">
      <style:paragraph-properties fo:text-align="start" style:justify-single-word="false"/>
      <style:text-properties fo:font-size="11pt" style:text-underline-style="none" fo:font-weight="normal" officeooo:rsid="00051fe2" officeooo:paragraph-rsid="0007ace9" style:font-size-asian="9.60000038146973pt" style:font-weight-asian="normal" style:font-size-complex="11pt" style:font-weight-complex="normal"/>
    </style:style>
    <style:style style:name="P27" style:family="paragraph" style:parent-style-name="Standard" style:list-style-name="L2">
      <style:paragraph-properties fo:text-align="start" style:justify-single-word="false"/>
      <style:text-properties fo:font-size="11pt" style:text-underline-style="none" fo:font-weight="normal" officeooo:rsid="00051fe2" officeooo:paragraph-rsid="00051fe2" style:font-size-asian="9.60000038146973pt" style:font-weight-asian="normal" style:font-size-complex="11pt" style:font-weight-complex="normal"/>
    </style:style>
    <style:style style:name="P28" style:family="paragraph" style:parent-style-name="Standard" style:list-style-name="L2">
      <style:paragraph-properties fo:text-align="start" style:justify-single-word="false"/>
      <style:text-properties fo:font-size="11pt" style:text-underline-style="none" fo:font-weight="normal" officeooo:rsid="000aaace" officeooo:paragraph-rsid="000aaace" style:font-size-asian="9.60000038146973pt" style:font-weight-asian="normal" style:font-size-complex="11pt" style:font-weight-complex="normal"/>
    </style:style>
    <style:style style:name="P29" style:family="paragraph" style:parent-style-name="Standard" style:list-style-name="L2">
      <style:paragraph-properties fo:text-align="start" style:justify-single-word="false"/>
      <style:text-properties fo:font-size="11pt" style:text-underline-style="none" fo:font-weight="normal" officeooo:rsid="000b02a0" officeooo:paragraph-rsid="000b02a0" style:font-size-asian="9.60000038146973pt" style:font-weight-asian="normal" style:font-size-complex="11pt" style:font-weight-complex="normal"/>
    </style:style>
    <style:style style:name="P30" style:family="paragraph" style:parent-style-name="Standard" style:list-style-name="L2">
      <style:paragraph-properties fo:text-align="start" style:justify-single-word="false"/>
      <style:text-properties fo:font-size="11pt" style:text-underline-style="none" fo:font-weight="normal" officeooo:rsid="000d660b" officeooo:paragraph-rsid="000d660b" style:font-size-asian="9.60000038146973pt" style:font-weight-asian="normal" style:font-size-complex="11pt" style:font-weight-complex="normal"/>
    </style:style>
    <style:style style:name="P31" style:family="paragraph" style:parent-style-name="Standard" style:list-style-name="L2">
      <style:paragraph-properties fo:text-align="start" style:justify-single-word="false"/>
      <style:text-properties fo:font-size="11pt" style:text-underline-style="none" fo:font-weight="normal" officeooo:rsid="0007ace9" officeooo:paragraph-rsid="0007ace9" style:font-size-asian="9.60000038146973pt" style:font-weight-asian="normal" style:font-size-complex="11pt" style:font-weight-complex="normal"/>
    </style:style>
    <style:style style:name="P32" style:family="paragraph" style:parent-style-name="Standard" style:list-style-name="L2">
      <style:paragraph-properties fo:text-align="start" style:justify-single-word="false"/>
      <style:text-properties fo:font-size="11pt" style:text-underline-style="none" fo:font-weight="normal" officeooo:rsid="0007b72e" officeooo:paragraph-rsid="0008fbb1" style:font-size-asian="9.60000038146973pt" style:font-weight-asian="normal" style:font-size-complex="11pt" style:font-weight-complex="normal"/>
    </style:style>
    <style:style style:name="P33" style:family="paragraph" style:parent-style-name="Standard" style:list-style-name="L2">
      <style:paragraph-properties fo:text-align="start" style:justify-single-word="false"/>
      <style:text-properties fo:font-size="11pt" style:text-underline-style="none" fo:font-weight="normal" officeooo:rsid="0008fbb1" officeooo:paragraph-rsid="0008fbb1" style:font-size-asian="9.60000038146973pt" style:font-weight-asian="normal" style:font-size-complex="11pt" style:font-weight-complex="normal"/>
    </style:style>
    <style:style style:name="P34" style:family="paragraph" style:parent-style-name="Standard" style:list-style-name="L7">
      <style:paragraph-properties fo:text-align="start" style:justify-single-word="false"/>
      <style:text-properties fo:font-size="11pt" style:text-underline-style="none" fo:font-weight="normal" officeooo:rsid="00284aa5" officeooo:paragraph-rsid="00284aa5" style:font-size-asian="9.60000038146973pt" style:font-weight-asian="normal" style:font-size-complex="11pt" style:font-weight-complex="normal"/>
    </style:style>
    <style:style style:name="P35" style:family="paragraph" style:parent-style-name="Standard" style:list-style-name="L8">
      <style:paragraph-properties fo:text-align="start" style:justify-single-word="false"/>
      <style:text-properties fo:font-size="11pt" style:text-underline-style="none" fo:font-weight="normal" officeooo:rsid="0012b083" officeooo:paragraph-rsid="0012b083" style:font-size-asian="9.60000038146973pt" style:font-weight-asian="normal" style:font-size-complex="11pt" style:font-weight-complex="normal"/>
    </style:style>
    <style:style style:name="P36" style:family="paragraph" style:parent-style-name="Standard" style:list-style-name="L8">
      <style:paragraph-properties fo:text-align="start" style:justify-single-word="false"/>
      <style:text-properties fo:font-size="11pt" style:text-underline-style="none" fo:font-weight="normal" officeooo:rsid="002a64d1" officeooo:paragraph-rsid="002a64d1" style:font-size-asian="9.60000038146973pt" style:font-weight-asian="normal" style:font-size-complex="11pt" style:font-weight-complex="normal"/>
    </style:style>
    <style:style style:name="P37" style:family="paragraph" style:parent-style-name="Standard" style:list-style-name="L8">
      <style:paragraph-properties fo:text-align="start" style:justify-single-word="false"/>
      <style:text-properties fo:font-size="11pt" style:text-underline-style="none" fo:font-weight="normal" officeooo:rsid="002c3109" officeooo:paragraph-rsid="002c3109" style:font-size-asian="9.60000038146973pt" style:font-weight-asian="normal" style:font-size-complex="11pt" style:font-weight-complex="normal"/>
    </style:style>
    <style:style style:name="P38" style:family="paragraph" style:parent-style-name="Standard" style:list-style-name="L8">
      <style:paragraph-properties fo:text-align="start" style:justify-single-word="false"/>
      <style:text-properties fo:font-size="11pt" style:text-underline-style="none" fo:font-weight="normal" officeooo:rsid="001598db" officeooo:paragraph-rsid="001598db" style:font-size-asian="9.60000038146973pt" style:font-weight-asian="normal" style:font-size-complex="11pt" style:font-weight-complex="normal"/>
    </style:style>
    <style:style style:name="P39" style:family="paragraph" style:parent-style-name="Standard" style:list-style-name="L8">
      <style:paragraph-properties fo:text-align="start" style:justify-single-word="false"/>
      <style:text-properties fo:font-size="11pt" style:text-underline-style="none" fo:font-weight="normal" officeooo:rsid="002ce337" officeooo:paragraph-rsid="002ce337" style:font-size-asian="9.60000038146973pt" style:font-weight-asian="normal" style:font-size-complex="11pt" style:font-weight-complex="normal"/>
    </style:style>
    <style:style style:name="P40" style:family="paragraph" style:parent-style-name="Standard" style:list-style-name="L8">
      <style:paragraph-properties fo:text-align="start" style:justify-single-word="false"/>
      <style:text-properties fo:font-size="11pt" style:text-underline-style="none" fo:font-weight="normal" officeooo:rsid="002da0c9" officeooo:paragraph-rsid="002da0c9" style:font-size-asian="9.60000038146973pt" style:font-weight-asian="normal" style:font-size-complex="11pt" style:font-weight-complex="normal"/>
    </style:style>
    <style:style style:name="P41" style:family="paragraph" style:parent-style-name="Standard" style:list-style-name="L7">
      <style:paragraph-properties fo:text-align="start" style:justify-single-word="false"/>
      <style:text-properties fo:font-size="11pt" style:text-underline-style="none" fo:font-weight="normal" officeooo:rsid="001403ac" officeooo:paragraph-rsid="00258875" style:font-size-asian="9.60000038146973pt" style:font-weight-asian="normal" style:font-size-complex="11pt" style:font-weight-complex="normal"/>
    </style:style>
    <style:style style:name="P42" style:family="paragraph" style:parent-style-name="Standard">
      <style:paragraph-properties fo:text-align="start" style:justify-single-word="false"/>
      <style:text-properties fo:font-size="11pt" style:text-underline-style="none" fo:font-weight="normal" officeooo:rsid="00154def" officeooo:paragraph-rsid="00154def" style:font-size-asian="9.60000038146973pt" style:font-weight-asian="normal" style:font-size-complex="11pt" style:font-weight-complex="normal"/>
    </style:style>
    <style:style style:name="P43" style:family="paragraph" style:parent-style-name="Standard" style:list-style-name="L7">
      <style:paragraph-properties fo:text-align="start" style:justify-single-word="false"/>
      <style:text-properties fo:font-size="11pt" style:text-underline-style="none" fo:font-weight="normal" officeooo:rsid="0033419b" officeooo:paragraph-rsid="0033419b" style:font-size-asian="9.60000038146973pt" style:font-weight-asian="normal" style:font-size-complex="11pt" style:font-weight-complex="normal"/>
    </style:style>
    <style:style style:name="P44" style:family="paragraph" style:parent-style-name="Standard">
      <style:paragraph-properties fo:text-align="start" style:justify-single-word="false"/>
      <style:text-properties fo:font-size="11pt" style:text-underline-style="none" fo:font-weight="normal" officeooo:rsid="00360f7f" officeooo:paragraph-rsid="00360f7f" style:font-size-asian="9.60000038146973pt" style:font-weight-asian="normal" style:font-size-complex="11pt" style:font-weight-complex="normal"/>
    </style:style>
    <style:style style:name="P45" style:family="paragraph" style:parent-style-name="Standard" style:list-style-name="L10">
      <style:paragraph-properties fo:text-align="start" style:justify-single-word="false"/>
      <style:text-properties fo:font-size="11pt" style:text-underline-style="none" fo:font-weight="normal" officeooo:rsid="00360f7f" officeooo:paragraph-rsid="00360f7f" style:font-size-asian="9.60000038146973pt" style:font-weight-asian="normal" style:font-size-complex="11pt" style:font-weight-complex="normal"/>
    </style:style>
    <style:style style:name="P46" style:family="paragraph" style:parent-style-name="Standard" style:list-style-name="L11">
      <style:paragraph-properties fo:text-align="start" style:justify-single-word="false"/>
      <style:text-properties fo:font-size="11pt" style:text-underline-style="none" fo:font-weight="normal" officeooo:rsid="00360f7f" officeooo:paragraph-rsid="00360f7f" style:font-size-asian="9.60000038146973pt" style:font-weight-asian="normal" style:font-size-complex="11pt" style:font-weight-complex="normal"/>
    </style:style>
    <style:style style:name="P47" style:family="paragraph" style:parent-style-name="Standard">
      <style:paragraph-properties fo:text-align="start" style:justify-single-word="false"/>
      <style:text-properties fo:font-size="11pt" style:text-underline-style="none" fo:font-weight="normal" officeooo:rsid="00360f7f" officeooo:paragraph-rsid="00360f7f" fo:background-color="#ffff00" style:font-size-asian="9.60000038146973pt" style:font-weight-asian="normal" style:font-size-complex="11pt" style:font-weight-complex="normal"/>
    </style:style>
    <style:style style:name="P48" style:family="paragraph" style:parent-style-name="Standard" style:list-style-name="L7">
      <style:paragraph-properties fo:text-align="start" style:justify-single-word="false"/>
      <style:text-properties fo:font-size="11pt" style:text-underline-style="none" fo:font-weight="bold" officeooo:rsid="001403ac" officeooo:paragraph-rsid="001403ac" style:font-size-asian="9.60000038146973pt" style:font-weight-asian="bold" style:font-size-complex="11pt" style:font-weight-complex="bold"/>
    </style:style>
    <style:style style:name="P49" style:family="paragraph" style:parent-style-name="Standard" style:list-style-name="L7">
      <style:paragraph-properties fo:text-align="start" style:justify-single-word="false"/>
      <style:text-properties fo:font-size="11pt" style:text-underline-style="none" fo:font-weight="bold" officeooo:rsid="001403ac" officeooo:paragraph-rsid="00258875" style:font-size-asian="9.60000038146973pt" style:font-weight-asian="bold" style:font-size-complex="11pt" style:font-weight-complex="bold"/>
    </style:style>
    <style:style style:name="P50" style:family="paragraph" style:parent-style-name="Standard" style:list-style-name="L8">
      <style:paragraph-properties fo:text-align="start" style:justify-single-word="false"/>
      <style:text-properties fo:font-size="11pt" style:text-underline-style="none" fo:font-weight="bold" officeooo:rsid="00230ac5" officeooo:paragraph-rsid="00230ac5" style:font-size-asian="9.60000038146973pt" style:font-weight-asian="bold" style:font-size-complex="11pt" style:font-weight-complex="bold"/>
    </style:style>
    <style:style style:name="P51" style:family="paragraph" style:parent-style-name="Standard" style:list-style-name="L8">
      <style:paragraph-properties fo:text-align="start" style:justify-single-word="false"/>
      <style:text-properties fo:font-size="11pt" style:text-underline-style="none" fo:font-weight="bold" officeooo:rsid="0012b083" officeooo:paragraph-rsid="0012b083" style:font-size-asian="9.60000038146973pt" style:font-weight-asian="bold" style:font-size-complex="11pt" style:font-weight-complex="bold"/>
    </style:style>
    <style:style style:name="P52" style:family="paragraph" style:parent-style-name="Standard" style:list-style-name="L8">
      <style:paragraph-properties fo:text-align="start" style:justify-single-word="false"/>
      <style:text-properties fo:font-size="11pt" style:text-underline-style="none" fo:font-weight="bold" officeooo:rsid="001598db" officeooo:paragraph-rsid="001598db" style:font-size-asian="9.60000038146973pt" style:font-weight-asian="bold" style:font-size-complex="11pt" style:font-weight-complex="bold"/>
    </style:style>
    <style:style style:name="P53" style:family="paragraph" style:parent-style-name="Standard" style:list-style-name="L8">
      <style:paragraph-properties fo:text-align="start" style:justify-single-word="false"/>
      <style:text-properties fo:font-size="11pt" style:text-underline-style="none" fo:font-weight="bold" officeooo:rsid="0016b054" officeooo:paragraph-rsid="0016b054" style:font-size-asian="9.60000038146973pt" style:font-weight-asian="bold" style:font-size-complex="11pt" style:font-weight-complex="bold"/>
    </style:style>
    <style:style style:name="P54" style:family="paragraph" style:parent-style-name="Standard" style:list-style-name="L8">
      <style:paragraph-properties fo:text-align="start" style:justify-single-word="false"/>
      <style:text-properties fo:font-size="11pt" style:text-underline-style="none" fo:font-weight="bold" officeooo:rsid="0017cdb3" officeooo:paragraph-rsid="0017cdb3" style:font-size-asian="9.60000038146973pt" style:font-weight-asian="bold" style:font-size-complex="11pt" style:font-weight-complex="bold"/>
    </style:style>
    <style:style style:name="P55" style:family="paragraph" style:parent-style-name="Standard" style:list-style-name="L8">
      <style:paragraph-properties fo:text-align="start" style:justify-single-word="false"/>
      <style:text-properties fo:font-size="11pt" style:text-underline-style="none" fo:font-weight="bold" officeooo:rsid="00154def" officeooo:paragraph-rsid="00230ac5" style:font-size-asian="9.60000038146973pt" style:font-weight-asian="bold" style:font-size-complex="11pt" style:font-weight-complex="bold"/>
    </style:style>
    <style:style style:name="P56" style:family="paragraph" style:parent-style-name="Standard">
      <style:paragraph-properties fo:text-align="start" style:justify-single-word="false"/>
      <style:text-properties fo:font-size="11pt" style:text-underline-style="solid" style:text-underline-width="auto" style:text-underline-color="font-color" fo:font-weight="normal" officeooo:rsid="00360f7f" officeooo:paragraph-rsid="00360f7f" style:font-size-asian="9.60000038146973pt" style:font-weight-asian="normal" style:font-size-complex="11pt" style:font-weight-complex="normal"/>
    </style:style>
    <style:style style:name="P57" style:family="paragraph" style:parent-style-name="Standard" style:list-style-name="L2">
      <style:paragraph-properties fo:text-align="start" style:justify-single-word="false"/>
      <style:text-properties officeooo:rsid="0003c23a" officeooo:paragraph-rsid="0003c23a"/>
    </style:style>
    <style:style style:name="P58" style:family="paragraph" style:parent-style-name="Standard" style:list-style-name="L3">
      <style:paragraph-properties fo:text-align="start" style:justify-single-word="false"/>
      <style:text-properties officeooo:rsid="000c07c0" officeooo:paragraph-rsid="000c07c0"/>
    </style:style>
    <style:style style:name="P59" style:family="paragraph" style:parent-style-name="Standard" style:list-style-name="L2">
      <style:paragraph-properties fo:text-align="start" style:justify-single-word="false"/>
      <style:text-properties officeooo:rsid="00051fe2" officeooo:paragraph-rsid="00051fe2"/>
    </style:style>
    <style:style style:name="P60" style:family="paragraph" style:parent-style-name="Standard" style:list-style-name="L2">
      <style:paragraph-properties fo:text-align="start" style:justify-single-word="false"/>
      <style:text-properties officeooo:rsid="00051fe2" officeooo:paragraph-rsid="000aaace"/>
    </style:style>
    <style:style style:name="P61" style:family="paragraph" style:parent-style-name="Standard" style:list-style-name="L2">
      <style:paragraph-properties fo:text-align="start" style:justify-single-word="false"/>
      <style:text-properties officeooo:rsid="0007b72e" officeooo:paragraph-rsid="0007b72e"/>
    </style:style>
    <style:style style:name="P62" style:family="paragraph" style:parent-style-name="Standard" style:list-style-name="L9">
      <style:paragraph-properties fo:text-align="start" style:justify-single-word="false"/>
      <style:text-properties fo:color="#000000" loext:opacity="100%" fo:font-size="11pt" style:text-underline-style="none" fo:font-weight="bold" officeooo:rsid="00154def" officeooo:paragraph-rsid="00154def" style:font-size-asian="9.60000038146973pt" style:font-weight-asian="bold" style:font-size-complex="11pt" style:font-weight-complex="bold"/>
    </style:style>
    <style:style style:name="P63" style:family="paragraph" style:parent-style-name="Standard" style:list-style-name="L9">
      <style:paragraph-properties fo:text-align="start" style:justify-single-word="false"/>
      <style:text-properties fo:color="#000000" loext:opacity="100%" fo:font-size="11pt" style:text-underline-style="none" fo:font-weight="normal" officeooo:rsid="0033419b" officeooo:paragraph-rsid="0033419b" style:font-size-asian="9.60000038146973pt" style:font-weight-asian="normal" style:font-size-complex="11pt" style:font-weight-complex="normal"/>
    </style:style>
    <style:style style:name="T1" style:family="text">
      <style:text-properties fo:font-size="11pt" style:text-underline-style="none" fo:font-weight="normal" style:font-size-asian="9.60000038146973pt" style:font-weight-asian="normal" style:font-size-complex="11pt" style:font-weight-complex="normal"/>
    </style:style>
    <style:style style:name="T2" style:family="text">
      <style:text-properties fo:font-size="11pt" style:text-underline-style="none" fo:font-weight="normal" officeooo:rsid="0005ff42" style:font-size-asian="9.60000038146973pt" style:font-weight-asian="normal" style:font-size-complex="11pt" style:font-weight-complex="normal"/>
    </style:style>
    <style:style style:name="T3" style:family="text">
      <style:text-properties fo:font-size="11pt" style:text-underline-style="none" fo:font-weight="normal" officeooo:rsid="0008fbb1" style:font-size-asian="9.60000038146973pt" style:font-weight-asian="normal" style:font-size-complex="11pt" style:font-weight-complex="normal"/>
    </style:style>
    <style:style style:name="T4" style:family="text">
      <style:text-properties fo:font-size="11pt" style:text-underline-style="none" fo:font-weight="normal" officeooo:rsid="000aaace" style:font-size-asian="9.60000038146973pt" style:font-weight-asian="normal" style:font-size-complex="11pt" style:font-weight-complex="normal"/>
    </style:style>
    <style:style style:name="T5" style:family="text">
      <style:text-properties fo:font-size="11pt" style:text-underline-style="none" fo:font-weight="normal" officeooo:rsid="000dcb5f" style:font-size-asian="9.60000038146973pt" style:font-weight-asian="normal" style:font-size-complex="11pt" style:font-weight-complex="normal"/>
    </style:style>
    <style:style style:name="T6" style:family="text">
      <style:text-properties officeooo:rsid="001a1e8c"/>
    </style:style>
    <style:style style:name="T7" style:family="text">
      <style:text-properties officeooo:rsid="001c13dd"/>
    </style:style>
    <style:style style:name="T8" style:family="text">
      <style:text-properties officeooo:rsid="001d8c4c"/>
    </style:style>
    <style:style style:name="T9" style:family="text">
      <style:text-properties officeooo:rsid="00230ac5"/>
    </style:style>
    <style:style style:name="T10" style:family="text">
      <style:text-properties fo:font-weight="bold" style:font-weight-asian="bold" style:font-weight-complex="bold"/>
    </style:style>
    <style:style style:name="T11" style:family="text">
      <style:text-properties fo:font-weight="bold" officeooo:rsid="002f674d" style:font-weight-asian="bold" style:font-weight-complex="bold"/>
    </style:style>
    <style:style style:name="T12" style:family="text">
      <style:text-properties officeooo:rsid="0028b555"/>
    </style:style>
    <style:style style:name="T13" style:family="text">
      <style:text-properties officeooo:rsid="002a64d1"/>
    </style:style>
    <style:style style:name="T14" style:family="text">
      <style:text-properties officeooo:rsid="002c3109"/>
    </style:style>
    <style:style style:name="T15" style:family="text">
      <style:text-properties officeooo:rsid="002ce337"/>
    </style:style>
    <style:style style:name="T16" style:family="text">
      <style:text-properties officeooo:rsid="002da0c9"/>
    </style:style>
    <style:style style:name="T17" style:family="text">
      <style:text-properties officeooo:rsid="002e00df"/>
    </style:style>
    <style:style style:name="T18" style:family="text">
      <style:text-properties officeooo:rsid="002f674d"/>
    </style:style>
    <style:style style:name="T19" style:family="text">
      <style:text-properties officeooo:rsid="0031a69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todología de sistemas 1</text:p>
      <text:p text:style-name="P1">sistemas de control de asistencias</text:p>
      <text:p text:style-name="P1"/>
      <text:p text:style-name="P3">Limite → hasta que punto vamos a trabajar.</text:p>
      <text:p text:style-name="P3"/>
      <text:p text:style-name="P3">Acta – Resolución – Decreto</text:p>
      <text:p text:style-name="P3"/>
      <text:p text:style-name="P3">Alcance → Todo aquello que va a dejar el proyecto. (resultado de todo el proceso que va a resultar al final del proyecto)</text:p>
      <text:p text:style-name="P3"/>
      <text:p text:style-name="P3">Objetivo:</text:p>
      <text:list xml:id="list49757826" text:style-name="L1">
        <text:list-item>
          <text:p text:style-name="P19"><text:s/>Específicos ()</text:p>
        </text:list-item>
        <text:list-item>
          <text:p text:style-name="P19"><text:s/>Generales</text:p>
        </text:list-item>
      </text:list>
      <text:p text:style-name="P3"/>
      <text:p text:style-name="P3">Sistema: Analizar el sistema. (conjunto de elementos relacionados entre si) en que sistema va a estar.</text:p>
      <text:p text:style-name="P3">meta-sistema (donde va a estar) va a estar en complejos educativos.</text:p>
      <text:p text:style-name="P3"/>
      <text:list xml:id="list2797550486" text:style-name="L2">
        <text:list-item>
          <text:p text:style-name="P20">Limite: Definir lo que no va a estar contemplado dentro del proyecto.</text:p>
        </text:list-item>
        <text:list-item>
          <text:p text:style-name="P57"><text:span text:style-name="T1">Alcance: Definir que va a abarcar el proyecto y que dejara como </text:span><text:span text:style-name="T2">como resultado al finalizar el proyecto.</text:span></text:p>
        </text:list-item>
        <text:list-item>
          <text:p text:style-name="P20">Objetivo del proyecto: generales – especifico</text:p>
        </text:list-item>
        <text:list-item>
          <text:p text:style-name="P20">Sistemas: sistema donde se implementaría el proyecto.</text:p>
        </text:list-item>
        <text:list-item>
          <text:p text:style-name="P20">Meta-sistema: sistema que esta por encima del sistema.</text:p>
        </text:list-item>
        <text:list-item>
          <text:p text:style-name="P20">Stakeholder: Interesados del proyecto.</text:p>
        </text:list-item>
      </text:list>
      <text:p text:style-name="P5"/>
      <text:p text:style-name="P4"/>
      <text:p text:style-name="P6">Entrevista</text:p>
      <text:list xml:id="list3406646059" text:style-name="L3">
        <text:list-item>
          <text:p text:style-name="P58"><text:span text:style-name="T1">3 personas </text:span><text:span text:style-name="T5">o +</text:span></text:p>
          <text:list>
            <text:list-item>
              <text:p text:style-name="P21">serie de preguntas</text:p>
            </text:list-item>
            <text:list-item>
              <text:p text:style-name="P21">conocer sobre el sistema o el meta-sistema</text:p>
            </text:list-item>
          </text:list>
        </text:list-item>
        <text:list-item>
          <text:p text:style-name="P21">abiertas: Explayar sobre una duda en especifico.</text:p>
        </text:list-item>
        <text:list-item>
          <text:p text:style-name="P21">Cerradas: Especificar y necesitar concreción.</text:p>
        </text:list-item>
        <text:list-item>
          <text:p text:style-name="P21">Escritas: poner limite en tiempo(Para el jueves, para el viernes, etc)</text:p>
        </text:list-item>
        <text:list-item>
          <text:p text:style-name="P21">orales: Grabar</text:p>
        </text:list-item>
      </text:list>
      <text:p text:style-name="P7">Usabilidad: Diseño, ui</text:p>
      <text:p text:style-name="P7">Promoción:</text:p>
      <text:p text:style-name="P7">Capacitación:</text:p>
      <text:p text:style-name="P8">Encuestas</text:p>
      <text:list xml:id="list657674047" text:style-name="L4">
        <text:list-item>
          <text:p text:style-name="P22">Grupos 10 o +</text:p>
          <text:list>
            <text:list-item>
              <text:p text:style-name="P22">interes en el proyecto</text:p>
            </text:list-item>
          </text:list>
        </text:list-item>
        <text:list-item>
          <text:p text:style-name="P22">Análisis: porcentaje de aproximación de echos.</text:p>
        </text:list-item>
        <text:list-item>
          <text:p text:style-name="P23">Múltiple choice.</text:p>
        </text:list-item>
      </text:list>
      <text:p text:style-name="P9"><text:tab/>Observasion y experiencia</text:p>
      <text:list xml:id="list2430066590" text:style-name="L5">
        <text:list-item>
          <text:p text:style-name="P24">hablar con los que saben</text:p>
        </text:list-item>
      </text:list>
      <text:p text:style-name="P4"/>
      <text:p text:style-name="P4">-----------------------------------------------------------------------------------------------------------------------------------</text:p>
      <text:p text:style-name="P4"/>
      <text:p text:style-name="P4"/>
      <text:list xml:id="list4069857605" text:style-name="L6">
        <text:list-item>
          <text:p text:style-name="P25">Usuario final: Bedelia <text:span text:style-name="T8">y profesores</text:span>.</text:p>
        </text:list-item>
      </text:list>
      <text:list xml:id="list193831499386634" text:continue-list="list2797550486" text:style-name="L2">
        <text:list-item>
          <text:p text:style-name="P59"><text:span text:style-name="T1">Limite: </text:span><text:span text:style-name="T4">Se registra la asistencia hasta la visualización de los registros.</text:span></text:p>
        </text:list-item>
        <text:list-item>
          <text:p text:style-name="P26">Alcance:</text:p>
          <text:list>
            <text:list-item>
              <text:p text:style-name="P28">Se tomara asistencia desde un dispositivo móvil. Con un checkbox y aceptar por alumno.</text:p>
            </text:list-item>
            <text:list-item>
              <text:p text:style-name="P28">Registro de profesores como usuarios.</text:p>
            </text:list-item>
            <text:list-item>
              <text:p text:style-name="P29">Registro de materias con asignación de profesores.</text:p>
            </text:list-item>
            <text:list-item>
              <text:p text:style-name="P29">Registro de carreras con asignación de materias.</text:p>
            </text:list-item>
            <text:list-item>
              <text:p text:style-name="P29">Visualización de los registros.</text:p>
            </text:list-item>
            <text:list-item>
              <text:p text:style-name="P29"><text:soft-page-break/>Calculo de los porcentajes de asistencia</text:p>
            </text:list-item>
            <text:list-item>
              <text:p text:style-name="P29">Adjuntar justificativo de inasistencia.</text:p>
            </text:list-item>
            <text:list-item>
              <text:p text:style-name="P29">Parametro personalizado de asistencia</text:p>
            </text:list-item>
            <text:list-item>
              <text:p text:style-name="P30">Capacitación privada</text:p>
            </text:list-item>
            <text:list-item>
              <text:p text:style-name="P31">que va a abarcar:</text:p>
              <text:list>
                <text:list-item>
                  <text:p text:style-name="P61"><text:span text:style-name="T1">Objetivo con precisión: </text:span><text:span text:style-name="T3">Aplicación móvil para tomar asistencia</text:span></text:p>
                </text:list-item>
                <text:list-item>
                  <text:p text:style-name="P61"><text:span text:style-name="T1">Plazos: </text:span><text:span text:style-name="T3">hasta la presentación final</text:span></text:p>
                </text:list-item>
                <text:list-item>
                  <text:p text:style-name="P32">Entregable del proyecto: </text:p>
                  <text:list>
                    <text:list-item>
                      <text:p text:style-name="P33">Producto nuevo</text:p>
                    </text:list-item>
                    <text:list-item>
                      <text:p text:style-name="P33"/>
                    </text:list-item>
                  </text:list>
                </text:list-item>
              </text:list>
            </text:list-item>
            <text:list-item>
              <text:p text:style-name="P31">Resultado: Aplicación móvil</text:p>
            </text:list-item>
          </text:list>
        </text:list-item>
        <text:list-item>
          <text:p text:style-name="P27">Objetivos:</text:p>
          <text:list>
            <text:list-item>
              <text:p text:style-name="P30">generales:</text:p>
            </text:list-item>
            <text:list-item>
              <text:p text:style-name="P30">Específicos</text:p>
            </text:list-item>
          </text:list>
        </text:list-item>
        <text:list-item>
          <text:p text:style-name="P27">Sistema:</text:p>
        </text:list-item>
        <text:list-item>
          <text:p text:style-name="P60"><text:span text:style-name="T1">Meta-sistema: </text:span><text:span text:style-name="T2">Nivel Universitario</text:span></text:p>
        </text:list-item>
        <text:list-item>
          <text:p text:style-name="P27">Stakeholder:</text:p>
        </text:list-item>
      </text:list>
      <text:p text:style-name="P4"/>
      <text:p text:style-name="P13">29-08-2022</text:p>
      <text:p text:style-name="P4"/>
      <text:p text:style-name="P11">Análisis de requerimiento</text:p>
      <text:p text:style-name="P11">etapa de desarrollo</text:p>
      <text:p text:style-name="P11">etapa de implementación</text:p>
      <text:p text:style-name="P10">Primero el diseño y después la factibilidad.</text:p>
      <text:p text:style-name="P14"/>
      <text:p text:style-name="P2">Preguntas</text:p>
      <text:p text:style-name="P14"/>
      <text:p text:style-name="P16">Entrevistados: <text:span text:style-name="T9">B</text:span>edelia <text:span text:style-name="T7">(preguntas básicas que si o si se deben preguntar)</text:span></text:p>
      <text:list xml:id="list3988849557" text:style-name="L7">
        <text:list-item>
          <text:p text:style-name="P48">¿Cual es el área?</text:p>
          <text:list>
            <text:list-item>
              <text:p text:style-name="P34">Secretaria en el jardín de infantes rosario vera peñaloza de la escuela normal.</text:p>
            </text:list-item>
          </text:list>
        </text:list-item>
        <text:list-item>
          <text:p text:style-name="P48">¿A que se dedica?</text:p>
          <text:list>
            <text:list-item>
              <text:p text:style-name="P34">Tareas administrativas.</text:p>
            </text:list-item>
          </text:list>
        </text:list-item>
        <text:list-item>
          <text:p text:style-name="P48">¿Tiene relación con otras áreas?</text:p>
          <text:list>
            <text:list-item>
              <text:p text:style-name="P34">Relación dentro del mismo jardín con el área de dirección y el área docente.</text:p>
            </text:list-item>
          </text:list>
        </text:list-item>
        <text:list-item>
          <text:p text:style-name="P48">¿La información que maneja es compartida?</text:p>
          <text:list>
            <text:list-item>
              <text:p text:style-name="P34">La información si es compartida con las áreas del ministerio y supervisión. Las planillas de deben enviar ahí.</text:p>
            </text:list-item>
          </text:list>
        </text:list-item>
        <text:list-item>
          <text:p text:style-name="P48">¿Cual es el flujo de esa información?</text:p>
          <text:list>
            <text:list-item>
              <text:p text:style-name="P34">La asistencia se toma directamente en las salas. Cada docente en las aulas tiene su registro de asistencia en su armario.</text:p>
              <text:p text:style-name="P34">Eso sucede todo el mes, una vez que finaliza el mes, ellos envían la planilla completa a secretaria, lo vuelcan en otra planilla y esa planilla se manda vía <text:span text:style-name="T19">e</text:span>ma<text:span text:style-name="T12">i</text:span>l y en formato papel a la sede de supervisión.</text:p>
            </text:list-item>
          </text:list>
        </text:list-item>
      </text:list>
      <text:p text:style-name="P15"/>
      <text:p text:style-name="P16">Entrevistado: <text:span text:style-name="T9">B</text:span>edelia</text:p>
      <text:list xml:id="list359234982" text:style-name="L8">
        <text:list-item>
          <text:p text:style-name="P35">¿<text:span text:style-name="T10">Cual es el proceso a la hora de tomar la asistencia?</text:span></text:p>
          <text:list>
            <text:list-item>
              <text:p text:style-name="P36">Cada docente al ingresar al aula, se toma diariamente de forma didáctica ya que se trata de niños.</text:p>
            </text:list-item>
          </text:list>
        </text:list-item>
        <text:list-item>
          <text:p text:style-name="P50">¿Existe limites de faltas? ¡cuales son esos limites?</text:p>
          <text:list>
            <text:list-item>
              <text:p text:style-name="P36">En sala de 3 no se respeta tantos los limites ya que la sala de 3 no es obligatorio a nivel nacional.</text:p>
            </text:list-item>
            <text:list-item>
              <text:p text:style-name="P36">A partir de sala de 4 y 5 tiene limites de faltas.</text:p>
            </text:list-item>
          </text:list>
        </text:list-item>
        <text:list-item>
          <text:p text:style-name="P51">¿cual es el tiempo que demora que un <text:span text:style-name="T9">niño</text:span> aparezca ausente o presente <text:span text:style-name="T9">en </text:span><text:span text:style-name="T13">la planilla</text:span>?</text:p>
          <text:list>
            <text:list-item>
              <text:p text:style-name="P36">Se toma diariamente pero se informa a la sede de supervisión, mensualmente.</text:p>
            </text:list-item>
          </text:list>
        </text:list-item>
        <text:list-item>
          <text:p text:style-name="P51">¿Los resultados se cargan en el momento?</text:p>
          <text:list>
            <text:list-item>
              <text:p text:style-name="P37">Se cargan en el momento pero se informan mensualmente.</text:p>
            </text:list-item>
          </text:list>
        </text:list-item>
        <text:list-item>
          <text:p text:style-name="P51">¿Utilizan algún software en este momento?</text:p>
          <text:list>
            <text:list-item>
              <text:p text:style-name="P37">No se utiliza ningún tipo de programa <text:span text:style-name="T17">para tomar asistencia</text:span>, la planilla en secretaria se arma en el word.</text:p>
            </text:list-item>
          </text:list>
        </text:list-item>
        <text:list-item>
          <text:p text:style-name="P51"><text:soft-page-break/>¿piensan que es factible que un <text:span text:style-name="T9">maestro </text:span>tome asistencia desde su teléfono?</text:p>
          <text:list>
            <text:list-item>
              <text:p text:style-name="P35">-”<text:span text:style-name="T14">Estaría bueno que un maestro pueda tomar asistencia desde su teléfono porque nos llegaría a nosotros la información a administración </text:span><text:span text:style-name="T19">y seria</text:span><text:span text:style-name="T14"> mucho mas fácil a la hora de cargar los datos. Cada vez que cierra el mes nosotros pedimos cerrar el registro y en lo que se cierra el registro, ellos tienen que sacar todo un porcentaje para saber que porcentaje de niños falto, si </text:span><text:span text:style-name="T19">h</text:span><text:span text:style-name="T14">ubo una Alta cuando ingresa un niño nuevo, una Baja cuando se va con pase. Todo eso queda registrado en papel. Lleva mucho tiempo por inconvenientes de que no se cierra a tiempo por cualquier problema, así que si seria factible”.</text:span></text:p>
            </text:list-item>
          </text:list>
        </text:list-item>
        <text:list-item>
          <text:p text:style-name="P52">¿E<text:span text:style-name="T9">xiste un porcentaje de asistencia</text:span>? ¿Cual es <text:span text:style-name="T9">ese porcentaje</text:span>?</text:p>
          <text:list>
            <text:list-item>
              <text:p text:style-name="P38">%<text:span text:style-name="T14">80 por ciento, menos la sala de 3</text:span></text:p>
            </text:list-item>
          </text:list>
        </text:list-item>
        <text:list-item>
          <text:p text:style-name="P50">¿<text:span text:style-name="T14">E</text:span>n el caso que se supere el limite del porcentaje, que procede? (se notifica, se modifica)</text:p>
          <text:list>
            <text:list-item>
              <text:p text:style-name="P37">Se contacta a los tutores <text:span text:style-name="T15">para informar el motivo y dependiendo del caso se pude dar una baja (Sacar del sistema) o se presenta un acta para justificar las faltas.</text:span></text:p>
            </text:list-item>
          </text:list>
        </text:list-item>
        <text:list-item>
          <text:p text:style-name="P50">¿Como se soluciona si se excede ese limite?</text:p>
          <text:list>
            <text:list-item>
              <text:p text:style-name="P39">Se realiza una reunión con el tutor para hacer una reincorporación donde queda a<text:span text:style-name="T19">s</text:span>entado en un acta para el jardín, donde el padre queda comprometido de que el niño no falte mas. En el caso de que siga sucediendo esta acta se pasa a otro sector que ya es ajeno a esta área por ejemplo: a niñez para que tomen cartas en el asunto porque ya esta violentando un derecho a la educación del niño.</text:p>
            </text:list-item>
          </text:list>
        </text:list-item>
        <text:list-item>
          <text:p text:style-name="P52">En el caso de certificado de enfermedad, etc, ¿Como se justifica una falta?</text:p>
          <text:list>
            <text:list-item>
              <text:p text:style-name="P39">Se justifica con certificado medico o con justificación <text:span text:style-name="T16">tutor</text:span>.</text:p>
            </text:list-item>
          </text:list>
        </text:list-item>
        <text:list-item>
          <text:p text:style-name="P53">¿Cuanto demora el cargar todas las asistencias en el día?</text:p>
          <text:list>
            <text:list-item>
              <text:p text:style-name="P39">Como se carga a fin de mes todo se carga el porcentaje, pero los docentes diariamente. 1 a 2 días. Se carga todas las planillas juntas, donde se incluyen la asistencia de los chicos, asistencia de los docentes, novedades mensuales altas y bajas, justificativos de faltas.</text:p>
            </text:list-item>
          </text:list>
        </text:list-item>
        <text:list-item>
          <text:p text:style-name="P54">¿Cuantas personas son las encargadas <text:span text:style-name="T6">desde que se comienza a tomar asistencia hasta que queda plasmada en el alta</text:span>?</text:p>
          <text:list>
            <text:list-item>
              <text:p text:style-name="P40">2 personas. El docente en sala y el administrativo que carga en sistema.</text:p>
            </text:list-item>
          </text:list>
        </text:list-item>
        <text:list-item>
          <text:p text:style-name="P55">¿El proceso se hace en el día? ¿en la semana? ¿en el mes?</text:p>
        </text:list-item>
      </text:list>
      <text:p text:style-name="P3"/>
      <text:p text:style-name="P17">Entrevistados: <text:span text:style-name="T16">Maestros</text:span> <text:span text:style-name="T7">(preguntas básicas que si o si se deben preguntar)</text:span></text:p>
      <text:list xml:id="list193831712681151" text:continue-list="list3988849557" text:style-name="L7">
        <text:list-item>
          <text:p text:style-name="P41">¿<text:span text:style-name="T10">Cual es </text:span><text:span text:style-name="T11">su</text:span><text:span text:style-name="T10"> área?</text:span></text:p>
          <text:list>
            <text:list-item>
              <text:p text:style-name="P43">Trabajo en el área de música.</text:p>
            </text:list-item>
          </text:list>
        </text:list-item>
        <text:list-item>
          <text:p text:style-name="P49">¿A que se dedica?</text:p>
          <text:list>
            <text:list-item>
              <text:p text:style-name="P43">Docente en educación musical a nivel primario desde primer grado a séptimo.</text:p>
            </text:list-item>
          </text:list>
        </text:list-item>
        <text:list-item>
          <text:p text:style-name="P49">¿Tiene relación con otras áreas?</text:p>
        </text:list-item>
        <text:list-item>
          <text:p text:style-name="P49">¿La información que maneja es compartida?</text:p>
        </text:list-item>
        <text:list-item>
          <text:p text:style-name="P49">¿Cual es el flujo de esa información?<text:span text:style-name="T18">(Flujo: camino de la asistencia)</text:span></text:p>
        </text:list-item>
      </text:list>
      <text:p text:style-name="P18">Entrevistado: <text:span text:style-name="T16">Maestros</text:span><text:span text:style-name="T7">()</text:span></text:p>
      <text:p text:style-name="P12"/>
      <text:list xml:id="list2289632288" text:style-name="L9">
        <text:list-item>
          <text:p text:style-name="P62">¿Que <text:span text:style-name="T16">opinión tiene si se pudiera</text:span> tomar asistencia desde una aplicación en su celular? <text:span text:style-name="T16">¿Le seria factible?</text:span></text:p>
          <text:list>
            <text:list-item>
              <text:p text:style-name="P63">En el caso de que este todo solventado es factible, si porque se carga mas fácil en el sistema porque cuando hacen el tema de las libretas o como hoy se llaman “Duco” es mucho mas fácil cargarlas porque saldría la asistencia de todos los estudiantes.</text:p>
            </text:list-item>
          </text:list>
        </text:list-item>
      </text:list>
      <text:p text:style-name="P12"/>
      <text:p text:style-name="P12"/>
      <text:p text:style-name="P47">19-09-2022</text:p>
      <text:p text:style-name="P44"/>
      <text:p text:style-name="P56">Etapas</text:p>
      <text:list xml:id="list3135245011" text:style-name="L10">
        <text:list-item>
          <text:p text:style-name="P45">diseño</text:p>
          <text:list>
            <text:list-item>
              <text:p text:style-name="P45">tipo de modelos</text:p>
              <text:list>
                <text:list-item>
                  <text:p text:style-name="P45">UML 2.5</text:p>
                  <text:p text:style-name="P45">Representan a gran escala(Funcionalidades) =&gt; Solucion</text:p>
                </text:list-item>
              </text:list>
            </text:list-item>
          </text:list>
        </text:list-item>
      </text:list>
      <text:p text:style-name="P44"/>
      <text:p text:style-name="P44"/>
      <text:p text:style-name="P3"><text:s/></text:p>
      <text:p text:style-name="P56"><text:soft-page-break/>UML 2.5</text:p>
      <text:list xml:id="list1000697996" text:style-name="L11">
        <text:list-item>
          <text:p text:style-name="P46">Diagrama de estructura: </text:p>
          <text:list>
            <text:list-item>
              <text:p text:style-name="P46">Diagrama de clases</text:p>
            </text:list-item>
            <text:list-item>
              <text:p text:style-name="P46">Diagrama de despliegue</text:p>
            </text:list-item>
            <text:list-item>
              <text:p text:style-name="P46">Diagrama de componentes</text:p>
            </text:list-item>
            <text:list-item>
              <text:p text:style-name="P46">Diagrama de paquetes y estructuras</text:p>
            </text:list-item>
          </text:list>
        </text:list-item>
      </text:list>
      <text:p text:style-name="P44"/>
      <text:list xml:id="list193830261812194" text:continue-numbering="true" text:style-name="L11">
        <text:list-item>
          <text:p text:style-name="P46">Diagrama de comportamiento: Toma la estructura y le da dinamismo</text:p>
          <text:list>
            <text:list-item>
              <text:p text:style-name="P46">Diagrama de casos de uso</text:p>
            </text:list-item>
            <text:list-item>
              <text:p text:style-name="P46">Diagrama de maquina de estado</text:p>
            </text:list-item>
            <text:list-item>
              <text:p text:style-name="P46">Diagrama de actividad</text:p>
            </text:list-item>
            <text:list-item>
              <text:p text:style-name="P46">Diagrama de Interaccion:</text:p>
              <text:list>
                <text:list-item>
                  <text:p text:style-name="P46">Diagrama de secuencia</text:p>
                </text:list-item>
                <text:list-item>
                  <text:p text:style-name="P46">Diagrama comunicación y tiempos</text:p>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2T20:02:18.975967782</meta:creation-date>
    <meta:generator>LibreOffice/7.3.5.2$Linux_X86_64 LibreOffice_project/30$Build-2</meta:generator>
    <dc:date>2022-09-19T19:38:28.823882130</dc:date>
    <meta:editing-duration>PT8H10M2S</meta:editing-duration>
    <meta:editing-cycles>40</meta:editing-cycles>
    <meta:document-statistic meta:table-count="0" meta:image-count="0" meta:object-count="0" meta:page-count="4" meta:paragraph-count="136" meta:word-count="1291" meta:character-count="7369" meta:non-whitespace-character-count="6310"/>
  </office:meta>
</office:document-meta>
</file>